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46.15mm" svg:y="122.93mm">
            <loext:p draw:notify-on-update-of-ranges="Hoja1.C27:Hoja1.E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.33mm" svg:y="127.69mm">
            <loext:p draw:notify-on-update-of-ranges="Hoja1.B15:Hoja1.B27 Hoja1.C14:Hoja1.C14 Hoja1.C15:Hoja1.C27 Hoja1.B15:Hoja1.B27 Hoja1.D14:Hoja1.D14 Hoja1.D15:Hoja1.D27 Hoja1.B15:Hoja1.B27 Hoja1.E14:Hoja1.E14 Hoja1.E15:Hoja1.E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7.06mm" svg:y="127.44mm">
            <loext:p draw:notify-on-update-of-ranges="Hoja1.M15:Hoja1.M15 Hoja1.M16:Hoja1.M28 Hoja1.N15:Hoja1.N15 Hoja1.N16:Hoja1.N28 Hoja1.M15:Hoja1.M15 Hoja1.M16:Hoja1.M28 Hoja1.O15:Hoja1.O15 Hoja1.O16:Hoja1.O28 Hoja1.M15:Hoja1.M15 Hoja1.M16:Hoja1.M28 Hoja1.P15:Hoja1.P15 Hoja1.P16:Hoja1.P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ABLA ATCGRID EJ 9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ABLA ATCGRID EJ 9</text:p>
          </table:table-cell>
          <table:table-cell table:number-columns-repeated="1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 calcext:value-type="string">
            <text:p>N,º Componentes</text:p>
          </table:table-cell>
          <table:table-cell office:value-type="string" calcext:value-type="string">
            <text:p>T, Secuencial</text:p>
          </table:table-cell>
          <table:table-cell office:value-type="string" calcext:value-type="string">
            <text:p>T, For</text:p>
          </table:table-cell>
          <table:table-cell office:value-type="string" calcext:value-type="string">
            <text:p>T, Section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0.000092378" calcext:value-type="float">
            <text:p>0,000092378</text:p>
          </table:table-cell>
          <table:table-cell office:value-type="float" office:value="0.005472338" calcext:value-type="float">
            <text:p>0,005472338</text:p>
          </table:table-cell>
          <table:table-cell office:value-type="float" office:value="0.003643211" calcext:value-type="float">
            <text:p>0,003643211</text:p>
          </table:table-cell>
          <table:table-cell table:number-columns-repeated="7"/>
          <table:table-cell office:value-type="string" calcext:value-type="string">
            <text:p>N,º Componentes</text:p>
          </table:table-cell>
          <table:table-cell office:value-type="string" calcext:value-type="string">
            <text:p>T, Secuencial</text:p>
          </table:table-cell>
          <table:table-cell office:value-type="string" calcext:value-type="string">
            <text:p>T, For</text:p>
          </table:table-cell>
          <table:table-cell office:value-type="string" calcext:value-type="string">
            <text:p>T, Sections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0.000220362" calcext:value-type="float">
            <text:p>0,000220362</text:p>
          </table:table-cell>
          <table:table-cell office:value-type="float" office:value="0.004353775" calcext:value-type="float">
            <text:p>0,004353775</text:p>
          </table:table-cell>
          <table:table-cell office:value-type="float" office:value="0.004106058" calcext:value-type="float">
            <text:p>0,004106058</text:p>
          </table:table-cell>
          <table:table-cell table:number-columns-repeated="7"/>
          <table:table-cell table:style-name="ce2" office:value-type="float" office:value="16384" calcext:value-type="float">
            <text:p>16384</text:p>
          </table:table-cell>
          <table:table-cell office:value-type="float" office:value="0.000459093" calcext:value-type="float">
            <text:p>0,000459093</text:p>
          </table:table-cell>
          <table:table-cell office:value-type="float" office:value="0.000022293" calcext:value-type="float">
            <text:p>0,000022293</text:p>
          </table:table-cell>
          <table:table-cell office:value-type="float" office:value="0.001370765" calcext:value-type="float">
            <text:p>0,001370765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0.000397277" calcext:value-type="float">
            <text:p>0,000397277</text:p>
          </table:table-cell>
          <table:table-cell office:value-type="float" office:value="0.004173607" calcext:value-type="float">
            <text:p>0,004173607</text:p>
          </table:table-cell>
          <table:table-cell office:value-type="float" office:value="0.004518447" calcext:value-type="float">
            <text:p>0,004518447</text:p>
          </table:table-cell>
          <table:table-cell table:number-columns-repeated="7"/>
          <table:table-cell table:style-name="ce3" office:value-type="float" office:value="32768" calcext:value-type="float">
            <text:p>32768</text:p>
          </table:table-cell>
          <table:table-cell office:value-type="float" office:value="0.000523397" calcext:value-type="float">
            <text:p>0,000523397</text:p>
          </table:table-cell>
          <table:table-cell office:value-type="float" office:value="0.00003807" calcext:value-type="float">
            <text:p>0,00003807</text:p>
          </table:table-cell>
          <table:table-cell office:value-type="float" office:value="0.001194434" calcext:value-type="float">
            <text:p>0,001194434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0.000789997" calcext:value-type="float">
            <text:p>0,000789997</text:p>
          </table:table-cell>
          <table:table-cell office:value-type="float" office:value="0.004212912" calcext:value-type="float">
            <text:p>0,004212912</text:p>
          </table:table-cell>
          <table:table-cell office:value-type="float" office:value="0.00435362" calcext:value-type="float">
            <text:p>0,00435362</text:p>
          </table:table-cell>
          <table:table-cell table:number-columns-repeated="7"/>
          <table:table-cell table:style-name="ce4" office:value-type="float" office:value="65536" calcext:value-type="float">
            <text:p>65536</text:p>
          </table:table-cell>
          <table:table-cell office:value-type="float" office:value="0.000516479" calcext:value-type="float">
            <text:p>0,000516479</text:p>
          </table:table-cell>
          <table:table-cell office:value-type="float" office:value="0.000071646" calcext:value-type="float">
            <text:p>0,000071646</text:p>
          </table:table-cell>
          <table:table-cell office:value-type="float" office:value="0.001335261" calcext:value-type="float">
            <text:p>0,001335261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0.001591708" calcext:value-type="float">
            <text:p>0,001591708</text:p>
          </table:table-cell>
          <table:table-cell office:value-type="float" office:value="0.000244908" calcext:value-type="float">
            <text:p>0,000244908</text:p>
          </table:table-cell>
          <table:table-cell office:value-type="float" office:value="0.002559813" calcext:value-type="float">
            <text:p>0,002559813</text:p>
          </table:table-cell>
          <table:table-cell table:number-columns-repeated="7"/>
          <table:table-cell table:style-name="ce5" office:value-type="float" office:value="131072" calcext:value-type="float">
            <text:p>131072</text:p>
          </table:table-cell>
          <table:table-cell office:value-type="float" office:value="0.000661566" calcext:value-type="float">
            <text:p>0,000661566</text:p>
          </table:table-cell>
          <table:table-cell office:value-type="float" office:value="0.000188984" calcext:value-type="float">
            <text:p>0,000188984</text:p>
          </table:table-cell>
          <table:table-cell office:value-type="float" office:value="0.003190665" calcext:value-type="float">
            <text:p>0,003190665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0.003274392" calcext:value-type="float">
            <text:p>0,003274392</text:p>
          </table:table-cell>
          <table:table-cell office:value-type="float" office:value="0.000414466" calcext:value-type="float">
            <text:p>0,000414466</text:p>
          </table:table-cell>
          <table:table-cell office:value-type="float" office:value="0.004489213" calcext:value-type="float">
            <text:p>0,004489213</text:p>
          </table:table-cell>
          <table:table-cell table:number-columns-repeated="7"/>
          <table:table-cell table:style-name="ce4" office:value-type="float" office:value="262144" calcext:value-type="float">
            <text:p>262144</text:p>
          </table:table-cell>
          <table:table-cell office:value-type="float" office:value="0.001416105" calcext:value-type="float">
            <text:p>0,001416105</text:p>
          </table:table-cell>
          <table:table-cell office:value-type="float" office:value="0.000576006" calcext:value-type="float">
            <text:p>0,000576006</text:p>
          </table:table-cell>
          <table:table-cell office:value-type="float" office:value="0.001923438" calcext:value-type="float">
            <text:p>0,001923438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0.005273797" calcext:value-type="float">
            <text:p>0,005273797</text:p>
          </table:table-cell>
          <table:table-cell office:value-type="float" office:value="0.005419059" calcext:value-type="float">
            <text:p>0,005419059</text:p>
          </table:table-cell>
          <table:table-cell office:value-type="float" office:value="0.005191388" calcext:value-type="float">
            <text:p>0,005191388</text:p>
          </table:table-cell>
          <table:table-cell table:number-columns-repeated="7"/>
          <table:table-cell table:style-name="ce5" office:value-type="float" office:value="524288" calcext:value-type="float">
            <text:p>524288</text:p>
          </table:table-cell>
          <table:table-cell office:value-type="float" office:value="0.002499056" calcext:value-type="float">
            <text:p>0,002499056</text:p>
          </table:table-cell>
          <table:table-cell office:value-type="float" office:value="0.002189506" calcext:value-type="float">
            <text:p>0,002189506</text:p>
          </table:table-cell>
          <table:table-cell office:value-type="float" office:value="0.0029341" calcext:value-type="float">
            <text:p>0,0029341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float" office:value="0.010273384" calcext:value-type="float">
            <text:p>0,010273384</text:p>
          </table:table-cell>
          <table:table-cell office:value-type="float" office:value="0.004257943" calcext:value-type="float">
            <text:p>0,004257943</text:p>
          </table:table-cell>
          <table:table-cell office:value-type="float" office:value="0.009101933" calcext:value-type="float">
            <text:p>0,009101933</text:p>
          </table:table-cell>
          <table:table-cell table:number-columns-repeated="7"/>
          <table:table-cell table:style-name="ce4" office:value-type="float" office:value="1048576" calcext:value-type="float">
            <text:p>1048576</text:p>
          </table:table-cell>
          <table:table-cell office:value-type="float" office:value="0.004237979" calcext:value-type="float">
            <text:p>0,004237979</text:p>
          </table:table-cell>
          <table:table-cell office:value-type="float" office:value="0.00571307" calcext:value-type="float">
            <text:p>0,00571307</text:p>
          </table:table-cell>
          <table:table-cell office:value-type="float" office:value="0.005053191" calcext:value-type="float">
            <text:p>0,005053191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0.020101895" calcext:value-type="float">
            <text:p>0,020101895</text:p>
          </table:table-cell>
          <table:table-cell office:value-type="float" office:value="0.007194029" calcext:value-type="float">
            <text:p>0,007194029</text:p>
          </table:table-cell>
          <table:table-cell office:value-type="float" office:value="0.014077688" calcext:value-type="float">
            <text:p>0,014077688</text:p>
          </table:table-cell>
          <table:table-cell table:number-columns-repeated="7"/>
          <table:table-cell table:style-name="ce5" office:value-type="float" office:value="2097152" calcext:value-type="float">
            <text:p>2097152</text:p>
          </table:table-cell>
          <table:table-cell office:value-type="float" office:value="0.007257566" calcext:value-type="float">
            <text:p>0,007257566</text:p>
          </table:table-cell>
          <table:table-cell office:value-type="float" office:value="0.007815435" calcext:value-type="float">
            <text:p>0,007815435</text:p>
          </table:table-cell>
          <table:table-cell office:value-type="float" office:value="0.009167419" calcext:value-type="float">
            <text:p>0,009167419</text:p>
          </table:table-cell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office:value-type="float" office:value="0.040477963" calcext:value-type="float">
            <text:p>0,040477963</text:p>
          </table:table-cell>
          <table:table-cell office:value-type="float" office:value="0.009448096" calcext:value-type="float">
            <text:p>0,009448096</text:p>
          </table:table-cell>
          <table:table-cell office:value-type="float" office:value="0.025861256" calcext:value-type="float">
            <text:p>0,025861256</text:p>
          </table:table-cell>
          <table:table-cell table:number-columns-repeated="7"/>
          <table:table-cell table:style-name="ce4" office:value-type="float" office:value="4194304" calcext:value-type="float">
            <text:p>4194304</text:p>
          </table:table-cell>
          <table:table-cell office:value-type="float" office:value="0.013917733" calcext:value-type="float">
            <text:p>0,013917733</text:p>
          </table:table-cell>
          <table:table-cell table:style-name="ce7" office:value-type="float" office:value="0.016457424" calcext:value-type="float">
            <text:p>0,016457424</text:p>
          </table:table-cell>
          <table:table-cell office:value-type="float" office:value="0.021818648" calcext:value-type="float">
            <text:p>0,021818648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office:value-type="float" office:value="0.079348059" calcext:value-type="float">
            <text:p>0,079348059</text:p>
          </table:table-cell>
          <table:table-cell office:value-type="float" office:value="0.018393714" calcext:value-type="float">
            <text:p>0,018393714</text:p>
          </table:table-cell>
          <table:table-cell office:value-type="float" office:value="0.047015825" calcext:value-type="float">
            <text:p>0,047015825</text:p>
          </table:table-cell>
          <table:table-cell table:number-columns-repeated="7"/>
          <table:table-cell table:style-name="ce5" office:value-type="float" office:value="8388608" calcext:value-type="float">
            <text:p>8388608</text:p>
          </table:table-cell>
          <table:table-cell office:value-type="float" office:value="0.027605107" calcext:value-type="float">
            <text:p>0,027605107</text:p>
          </table:table-cell>
          <table:table-cell office:value-type="float" office:value="0.032657924" calcext:value-type="float">
            <text:p>0,032657924</text:p>
          </table:table-cell>
          <table:table-cell office:value-type="float" office:value="0.034293114" calcext:value-type="float">
            <text:p>0,034293114</text:p>
          </table:table-cell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office:value-type="float" office:value="0.157875089" calcext:value-type="float">
            <text:p>0,157875089</text:p>
          </table:table-cell>
          <table:table-cell office:value-type="float" office:value="0.036317537" calcext:value-type="float">
            <text:p>0,036317537</text:p>
          </table:table-cell>
          <table:table-cell office:value-type="float" office:value="0.066828836" calcext:value-type="float">
            <text:p>0,066828836</text:p>
          </table:table-cell>
          <table:table-cell table:number-columns-repeated="7"/>
          <table:table-cell table:style-name="ce4" office:value-type="float" office:value="16777216" calcext:value-type="float">
            <text:p>16777216</text:p>
          </table:table-cell>
          <table:table-cell office:value-type="float" office:value="0.056069228" calcext:value-type="float">
            <text:p>0,056069228</text:p>
          </table:table-cell>
          <table:table-cell office:value-type="float" office:value="0.06685945" calcext:value-type="float">
            <text:p>0,06685945</text:p>
          </table:table-cell>
          <table:table-cell office:value-type="float" office:value="0.071170978" calcext:value-type="float">
            <text:p>0,071170978</text:p>
          </table:table-cell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office:value-type="float" office:value="0.313404195" calcext:value-type="float">
            <text:p>0,313404195</text:p>
          </table:table-cell>
          <table:table-cell office:value-type="float" office:value="0.071610613" calcext:value-type="float">
            <text:p>0,071610613</text:p>
          </table:table-cell>
          <table:table-cell office:value-type="float" office:value="0.070353243" calcext:value-type="float">
            <text:p>0,070353243</text:p>
          </table:table-cell>
          <table:table-cell table:number-columns-repeated="7"/>
          <table:table-cell table:style-name="ce5" office:value-type="float" office:value="33554432" calcext:value-type="float">
            <text:p>33554432</text:p>
          </table:table-cell>
          <table:table-cell office:value-type="float" office:value="0.107689123" calcext:value-type="float">
            <text:p>0,107689123</text:p>
          </table:table-cell>
          <table:table-cell office:value-type="float" office:value="0.132754391" calcext:value-type="float">
            <text:p>0,132754391</text:p>
          </table:table-cell>
          <table:table-cell office:value-type="float" office:value="0.140103341" calcext:value-type="float">
            <text:p>0,140103341</text:p>
          </table:table-cell>
        </table:table-row>
        <table:table-row table:style-name="ro1">
          <table:table-cell table:number-columns-repeated="12"/>
          <table:table-cell table:style-name="ce6" office:value-type="float" office:value="67108864" calcext:value-type="float">
            <text:p>67108864</text:p>
          </table:table-cell>
          <table:table-cell office:value-type="float" office:value="0.225196023" calcext:value-type="float">
            <text:p>0,225196023</text:p>
          </table:table-cell>
          <table:table-cell office:value-type="float" office:value="0.261722114" calcext:value-type="float">
            <text:p>0,261722114</text:p>
          </table:table-cell>
          <table:table-cell office:value-type="float" office:value="0.135870531" calcext:value-type="float">
            <text:p>0,13587053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9:34:09.0985167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9:43:57.068654113</meta:creation-date>
    <dc:date>2017-03-28T20:33:48.206228501</dc:date>
    <meta:editing-duration>PT2H17M20S</meta:editing-duration>
    <meta:editing-cycles>7</meta:editing-cycles>
    <meta:generator>LibreOffice/5.1.6.2$Linux_X86_64 LibreOffice_project/10m0$Build-2</meta:generator>
    <meta:document-statistic meta:table-count="1" meta:cell-count="1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Hoja1.C27:Hoja1.E27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Hoja1.C27:Hoja1.E27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703cm" style:legend-expansion="high" chart:style-name="ch2"/>
        <chart:plot-area chart:style-name="ch3" table:cell-range-address="Hoja1.B15:Hoja1.E27 Hoja1.C14:Hoja1.E14" chart:data-source-has-labels="row" svg:x="1.331cm" svg:y="0.18cm" svg:width="10.941cm" svg:height="7.659cm">
          <chartooo:coordinate-region svg:x="2.243cm" svg:y="0.379cm" svg:width="9.195cm" svg:height="6.813cm"/>
          <chart:axis chart:dimension="x" chart:name="primary-x" chart:style-name="ch4">
            <chart:title svg:x="5.699cm" svg:y="8.019cm" chart:style-name="ch5">
              <text:p>Tamaño vector</text:p>
            </chart:title>
          </chart:axis>
          <chart:axis chart:dimension="y" chart:name="primary-y" chart:style-name="ch6">
            <chart:title svg:x="0.451cm" svg:y="4.966cm" chart:style-name="ch7">
              <text:p>Tiempo(seg)</text:p>
            </chart:title>
            <chart:grid chart:style-name="ch8" chart:class="major"/>
          </chart:axis>
          <chart:series chart:style-name="ch9" chart:values-cell-range-address="Hoja1.C15:Hoja1.C27" chart:label-cell-address="Hoja1.C14:Hoja1.C14" chart:class="chart:scatter">
            <chart:domain table:cell-range-address="Hoja1.B15:Hoja1.B27"/>
            <chart:data-point chart:repeated="13"/>
          </chart:series>
          <chart:series chart:style-name="ch10" chart:values-cell-range-address="Hoja1.D15:Hoja1.D27" chart:label-cell-address="Hoja1.D14:Hoja1.D14" chart:class="chart:scatter">
            <chart:data-point chart:repeated="13"/>
          </chart:series>
          <chart:series chart:style-name="ch11" chart:values-cell-range-address="Hoja1.E15:Hoja1.E27" chart:label-cell-address="Hoja1.E14:Hoja1.E14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, Secuencial</text:p>
                <draw:g>
                  <svg:desc>Hoja1.C14:Hoja1.C14</svg:desc>
                </draw:g>
              </table:table-cell>
              <table:table-cell office:value-type="string">
                <text:p>T, For</text:p>
                <draw:g>
                  <svg:desc>Hoja1.D14:Hoja1.D14</svg:desc>
                </draw:g>
              </table:table-cell>
              <table:table-cell office:value-type="string">
                <text:p>T, Sections</text:p>
                <draw:g>
                  <svg:desc>Hoja1.E14:Hoja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B15:Hoja1.B27</svg:desc>
                </draw:g>
              </table:table-cell>
              <table:table-cell office:value-type="float" office:value="0.000092378">
                <text:p>0.000092378</text:p>
                <draw:g>
                  <svg:desc>Hoja1.C15:Hoja1.C27</svg:desc>
                </draw:g>
              </table:table-cell>
              <table:table-cell office:value-type="float" office:value="0.005472338">
                <text:p>0.005472338</text:p>
                <draw:g>
                  <svg:desc>Hoja1.D15:Hoja1.D27</svg:desc>
                </draw:g>
              </table:table-cell>
              <table:table-cell office:value-type="float" office:value="0.003643211">
                <text:p>0.003643211</text:p>
                <draw:g>
                  <svg:desc>Hoja1.E15:Hoja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20362">
                <text:p>0.000220362</text:p>
              </table:table-cell>
              <table:table-cell office:value-type="float" office:value="0.004353775">
                <text:p>0.004353775</text:p>
              </table:table-cell>
              <table:table-cell office:value-type="float" office:value="0.004106058">
                <text:p>0.004106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97277">
                <text:p>0.000397277</text:p>
              </table:table-cell>
              <table:table-cell office:value-type="float" office:value="0.004173607">
                <text:p>0.004173607</text:p>
              </table:table-cell>
              <table:table-cell office:value-type="float" office:value="0.004518447">
                <text:p>0.004518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789997">
                <text:p>0.000789997</text:p>
              </table:table-cell>
              <table:table-cell office:value-type="float" office:value="0.004212912">
                <text:p>0.004212912</text:p>
              </table:table-cell>
              <table:table-cell office:value-type="float" office:value="0.00435362">
                <text:p>0.0043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591708">
                <text:p>0.001591708</text:p>
              </table:table-cell>
              <table:table-cell office:value-type="float" office:value="0.000244908">
                <text:p>0.000244908</text:p>
              </table:table-cell>
              <table:table-cell office:value-type="float" office:value="0.002559813">
                <text:p>0.002559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3274392">
                <text:p>0.003274392</text:p>
              </table:table-cell>
              <table:table-cell office:value-type="float" office:value="0.000414466">
                <text:p>0.000414466</text:p>
              </table:table-cell>
              <table:table-cell office:value-type="float" office:value="0.004489213">
                <text:p>0.004489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273797">
                <text:p>0.005273797</text:p>
              </table:table-cell>
              <table:table-cell office:value-type="float" office:value="0.005419059">
                <text:p>0.005419059</text:p>
              </table:table-cell>
              <table:table-cell office:value-type="float" office:value="0.005191388">
                <text:p>0.005191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0273384">
                <text:p>0.010273384</text:p>
              </table:table-cell>
              <table:table-cell office:value-type="float" office:value="0.004257943">
                <text:p>0.004257943</text:p>
              </table:table-cell>
              <table:table-cell office:value-type="float" office:value="0.009101933">
                <text:p>0.00910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0101895">
                <text:p>0.020101895</text:p>
              </table:table-cell>
              <table:table-cell office:value-type="float" office:value="0.007194029">
                <text:p>0.007194029</text:p>
              </table:table-cell>
              <table:table-cell office:value-type="float" office:value="0.014077688">
                <text:p>0.014077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40477963">
                <text:p>0.040477963</text:p>
              </table:table-cell>
              <table:table-cell office:value-type="float" office:value="0.009448096">
                <text:p>0.009448096</text:p>
              </table:table-cell>
              <table:table-cell office:value-type="float" office:value="0.025861256">
                <text:p>0.02586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79348059">
                <text:p>0.079348059</text:p>
              </table:table-cell>
              <table:table-cell office:value-type="float" office:value="0.018393714">
                <text:p>0.018393714</text:p>
              </table:table-cell>
              <table:table-cell office:value-type="float" office:value="0.047015825">
                <text:p>0.047015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57875089">
                <text:p>0.157875089</text:p>
              </table:table-cell>
              <table:table-cell office:value-type="float" office:value="0.036317537">
                <text:p>0.036317537</text:p>
              </table:table-cell>
              <table:table-cell office:value-type="float" office:value="0.066828836">
                <text:p>0.066828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313404195">
                <text:p>0.313404195</text:p>
              </table:table-cell>
              <table:table-cell office:value-type="float" office:value="0.071610613">
                <text:p>0.071610613</text:p>
              </table:table-cell>
              <table:table-cell office:value-type="float" office:value="0.070353243">
                <text:p>0.070353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703cm" style:legend-expansion="high" chart:style-name="ch2"/>
        <chart:plot-area chart:style-name="ch3" table:cell-range-address="Hoja1.M15:Hoja1.P28" chart:data-source-has-labels="row" svg:x="0.32cm" svg:y="0.18cm" svg:width="11.952cm" svg:height="8.64cm">
          <chartooo:coordinate-region svg:x="1.232cm" svg:y="0.38cm" svg:width="10.2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N16:Hoja1.N28" chart:label-cell-address="Hoja1.N15:Hoja1.N15" chart:class="chart:scatter">
            <chart:domain table:cell-range-address="Hoja1.M16:Hoja1.M28"/>
            <chart:data-point chart:repeated="13"/>
          </chart:series>
          <chart:series chart:style-name="ch8" chart:values-cell-range-address="Hoja1.O16:Hoja1.O28" chart:label-cell-address="Hoja1.O15:Hoja1.O15" chart:class="chart:scatter">
            <chart:data-point chart:repeated="13"/>
          </chart:series>
          <chart:series chart:style-name="ch9" chart:values-cell-range-address="Hoja1.P16:Hoja1.P28" chart:label-cell-address="Hoja1.P15:Hoja1.P15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  <table:table-cell office:value-type="string">
                <text:p>T, Secuencial</text:p>
                <draw:g>
                  <svg:desc>Hoja1.N15:Hoja1.N15</svg:desc>
                </draw:g>
              </table:table-cell>
              <table:table-cell office:value-type="string">
                <text:p>T, For</text:p>
                <draw:g>
                  <svg:desc>Hoja1.O15:Hoja1.O15</svg:desc>
                </draw:g>
              </table:table-cell>
              <table:table-cell office:value-type="string">
                <text:p>T, Sections</text:p>
                <draw:g>
                  <svg:desc>Hoja1.P15:Hoja1.P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M16:Hoja1.M28</svg:desc>
                </draw:g>
              </table:table-cell>
              <table:table-cell office:value-type="float" office:value="0.000459093">
                <text:p>0.000459093</text:p>
                <draw:g>
                  <svg:desc>Hoja1.N16:Hoja1.N28</svg:desc>
                </draw:g>
              </table:table-cell>
              <table:table-cell office:value-type="float" office:value="0.000022293">
                <text:p>0.000022293</text:p>
                <draw:g>
                  <svg:desc>Hoja1.O16:Hoja1.O28</svg:desc>
                </draw:g>
              </table:table-cell>
              <table:table-cell office:value-type="float" office:value="0.001370765">
                <text:p>0.001370765</text:p>
                <draw:g>
                  <svg:desc>Hoja1.P16:Hoja1.P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523397">
                <text:p>0.000523397</text:p>
              </table:table-cell>
              <table:table-cell office:value-type="float" office:value="0.00003807">
                <text:p>0.00003807</text:p>
              </table:table-cell>
              <table:table-cell office:value-type="float" office:value="0.001194434">
                <text:p>0.00119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516479">
                <text:p>0.000516479</text:p>
              </table:table-cell>
              <table:table-cell office:value-type="float" office:value="0.000071646">
                <text:p>0.000071646</text:p>
              </table:table-cell>
              <table:table-cell office:value-type="float" office:value="0.001335261">
                <text:p>0.001335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661566">
                <text:p>0.000661566</text:p>
              </table:table-cell>
              <table:table-cell office:value-type="float" office:value="0.000188984">
                <text:p>0.000188984</text:p>
              </table:table-cell>
              <table:table-cell office:value-type="float" office:value="0.003190665">
                <text:p>0.003190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416105">
                <text:p>0.001416105</text:p>
              </table:table-cell>
              <table:table-cell office:value-type="float" office:value="0.000576006">
                <text:p>0.000576006</text:p>
              </table:table-cell>
              <table:table-cell office:value-type="float" office:value="0.001923438">
                <text:p>0.001923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499056">
                <text:p>0.002499056</text:p>
              </table:table-cell>
              <table:table-cell office:value-type="float" office:value="0.002189506">
                <text:p>0.002189506</text:p>
              </table:table-cell>
              <table:table-cell office:value-type="float" office:value="0.0029341">
                <text:p>0.0029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4237979">
                <text:p>0.004237979</text:p>
              </table:table-cell>
              <table:table-cell office:value-type="float" office:value="0.00571307">
                <text:p>0.00571307</text:p>
              </table:table-cell>
              <table:table-cell office:value-type="float" office:value="0.005053191">
                <text:p>0.005053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7257566">
                <text:p>0.007257566</text:p>
              </table:table-cell>
              <table:table-cell office:value-type="float" office:value="0.007815435">
                <text:p>0.007815435</text:p>
              </table:table-cell>
              <table:table-cell office:value-type="float" office:value="0.009167419">
                <text:p>0.009167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3917733">
                <text:p>0.013917733</text:p>
              </table:table-cell>
              <table:table-cell office:value-type="float" office:value="0.016457424">
                <text:p>0.016457424</text:p>
              </table:table-cell>
              <table:table-cell office:value-type="float" office:value="0.021818648">
                <text:p>0.021818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27605107">
                <text:p>0.027605107</text:p>
              </table:table-cell>
              <table:table-cell office:value-type="float" office:value="0.032657924">
                <text:p>0.032657924</text:p>
              </table:table-cell>
              <table:table-cell office:value-type="float" office:value="0.034293114">
                <text:p>0.034293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56069228">
                <text:p>0.056069228</text:p>
              </table:table-cell>
              <table:table-cell office:value-type="float" office:value="0.06685945">
                <text:p>0.06685945</text:p>
              </table:table-cell>
              <table:table-cell office:value-type="float" office:value="0.071170978">
                <text:p>0.071170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07689123">
                <text:p>0.107689123</text:p>
              </table:table-cell>
              <table:table-cell office:value-type="float" office:value="0.132754391">
                <text:p>0.132754391</text:p>
              </table:table-cell>
              <table:table-cell office:value-type="float" office:value="0.140103341">
                <text:p>0.140103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25196023">
                <text:p>0.225196023</text:p>
              </table:table-cell>
              <table:table-cell office:value-type="float" office:value="0.261722114">
                <text:p>0.261722114</text:p>
              </table:table-cell>
              <table:table-cell office:value-type="float" office:value="0.135870531">
                <text:p>0.1358705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